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169ca3" officeooo:paragraph-rsid="00169ca3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69ca3" officeooo:paragraph-rsid="00169ca3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officeooo:rsid="00169ca3" officeooo:paragraph-rsid="00169ca3" style:font-size-asian="19.25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ac2b" officeooo:paragraph-rsid="0016ac2b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etting Ip address in Centos7/RedHat7</text:span></text:p>
      <text:p text:style-name="P3"/>
      <text:p text:style-name="P3"/>
      <text:p text:style-name="P4">setting the ip address in a centos7/redhat machine with a easy method</text:p>
      <text:p text:style-name="P4"/>
      <text:p text:style-name="P4">first:</text:p>
      <text:p text:style-name="P4"/>
      <text:p text:style-name="P4">you need to select a static <text:s/>ip address and the gateway that you give your machine .accroding to your net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45:55.329183405</meta:creation-date>
    <dc:date>2019-07-31T12:00:36.621801372</dc:date>
    <meta:editing-duration>PT34M32S</meta:editing-duration>
    <meta:editing-cycles>2</meta:editing-cycles>
    <meta:generator>LibreOffice/6.2.5.2$Linux_X86_64 LibreOffice_project/20$Build-2</meta:generator>
    <meta:document-statistic meta:table-count="0" meta:image-count="0" meta:object-count="0" meta:page-count="1" meta:paragraph-count="4" meta:word-count="38" meta:character-count="217" meta:non-whitespace-character-count="182"/>
  </office:meta>
</office:document-meta>
</file>